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7.001cm"/>
    </style:style>
    <style:style style:name="Tabela1.B" style:family="table-column">
      <style:table-column-properties style:column-width="3.399cm"/>
    </style:style>
    <style:style style:name="Tabela1.C" style:family="table-column">
      <style:table-column-properties style:column-width="4.216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officeooo:paragraph-rsid="00d11e21"/>
    </style:style>
    <style:style style:name="P5" style:family="paragraph" style:parent-style-name="Standard">
      <style:paragraph-properties fo:text-align="justify" style:justify-single-word="false"/>
      <style:text-properties officeooo:rsid="00db9f80" officeooo:paragraph-rsid="00df3147"/>
    </style:style>
    <style:style style:name="P6" style:family="paragraph" style:parent-style-name="Standard">
      <style:paragraph-properties fo:text-align="justify" style:justify-single-word="false"/>
      <style:text-properties officeooo:rsid="00db9f80" officeooo:paragraph-rsid="00f04c6d"/>
    </style:style>
    <style:style style:name="P7" style:family="paragraph" style:parent-style-name="Standard">
      <style:paragraph-properties fo:text-align="justify" style:justify-single-word="false"/>
      <style:text-properties officeooo:rsid="00db9f80" officeooo:paragraph-rsid="00f223f6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officeooo:rsid="0074b909" officeooo:paragraph-rsid="00e484e4"/>
    </style:style>
    <style:style style:name="P9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0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11" style:family="paragraph" style:parent-style-name="Table_20_Contents">
      <style:text-properties officeooo:rsid="0004e1c2" officeooo:paragraph-rsid="00ced869"/>
    </style:style>
    <style:style style:name="P12" style:family="paragraph" style:parent-style-name="Table_20_Contents">
      <style:text-properties officeooo:rsid="00d18622" officeooo:paragraph-rsid="00d18622"/>
    </style:style>
    <style:style style:name="P13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4" style:family="paragraph" style:parent-style-name="Table_20_Contents">
      <style:text-properties officeooo:rsid="00e7a445" officeooo:paragraph-rsid="00e7a445"/>
    </style:style>
    <style:style style:name="P15" style:family="paragraph" style:parent-style-name="Table_20_Contents">
      <style:text-properties officeooo:rsid="00e7a445" officeooo:paragraph-rsid="00ced869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e7a445" officeooo:paragraph-rsid="00e7a44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e7a445" officeooo:paragraph-rsid="00ec0537" style:font-weight-asian="bold" style:font-weight-complex="bold"/>
    </style:style>
    <style:style style:name="P18" style:family="paragraph" style:parent-style-name="Table_20_Contents">
      <style:text-properties officeooo:rsid="00eac290" officeooo:paragraph-rsid="00eac290"/>
    </style:style>
    <style:style style:name="P19" style:family="paragraph" style:parent-style-name="Table_20_Contents">
      <style:text-properties officeooo:rsid="00eac290" officeooo:paragraph-rsid="00ced869"/>
    </style:style>
    <style:style style:name="P20" style:family="paragraph" style:parent-style-name="Table_20_Contents">
      <style:text-properties officeooo:rsid="00eac290" officeooo:paragraph-rsid="00eac290" fo:background-color="transparent"/>
    </style:style>
    <style:style style:name="P21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P22" style:family="paragraph" style:parent-style-name="Standard">
      <style:paragraph-properties fo:text-align="justify" style:justify-single-word="false"/>
      <style:text-properties officeooo:rsid="00db9f80" officeooo:paragraph-rsid="00f223f6"/>
    </style:style>
    <style:style style:name="T1" style:family="text">
      <style:text-properties officeooo:rsid="00c3c7ae"/>
    </style:style>
    <style:style style:name="T2" style:family="text">
      <style:text-properties officeooo:rsid="00da98c5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style:font-name="Arial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style:font-name="Arial1" fo:font-size="12pt" fo:letter-spacing="normal" fo:font-style="normal" fo:font-weight="normal" officeooo:rsid="00e484e4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font-name="Arial1" fo:font-size="12pt" fo:letter-spacing="normal" fo:font-style="normal" fo:font-weight="normal" officeooo:rsid="00e5fb0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1" fo:font-size="12pt" fo:letter-spacing="normal" fo:font-style="normal" fo:font-weight="normal" officeooo:rsid="00e699b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style:font-name="Arial1" fo:font-size="12pt" fo:letter-spacing="normal" fo:font-style="normal" fo:font-weight="normal" officeooo:rsid="00eee2f9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1" fo:font-size="12pt" fo:letter-spacing="normal" fo:font-style="normal" fo:font-weight="normal" officeooo:rsid="00f04c6d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1" fo:font-size="12pt" fo:letter-spacing="normal" fo:font-style="normal" fo:font-weight="normal" officeooo:rsid="00f223f6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1" fo:font-size="12pt" fo:letter-spacing="normal" fo:font-style="normal" fo:font-weight="normal" officeooo:rsid="00f6b57a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font-name="Arial1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13" style:family="text">
      <style:text-properties officeooo:rsid="00d18622"/>
    </style:style>
    <style:style style:name="T14" style:family="text">
      <style:text-properties fo:font-weight="normal" officeooo:rsid="00d5733c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officeooo:rsid="00dff1c4"/>
    </style:style>
    <style:style style:name="T17" style:family="text">
      <style:text-properties style:font-name="Arial1" officeooo:rsid="00dd1d59"/>
    </style:style>
    <style:style style:name="T18" style:family="text">
      <style:text-properties style:font-name="Arial1" fo:font-weight="normal" style:font-weight-asian="normal" style:font-weight-complex="normal"/>
    </style:style>
    <style:style style:name="T19" style:family="text">
      <style:text-properties style:font-name="Arial1" officeooo:rsid="00e45817"/>
    </style:style>
    <style:style style:name="T20" style:family="text">
      <style:text-properties style:font-name="Arial1" officeooo:rsid="00e484e4"/>
    </style:style>
    <style:style style:name="T21" style:family="text">
      <style:text-properties officeooo:rsid="00e7a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12"/></text:span></text:p>
      <text:p text:style-name="P7"><text:span text:style-name="T15">Para elaboração da estimativa do volume de documentos funcionais a serem </text:span><text:span text:style-name="T16">higienizados, </text:span><text:span text:style-name="T15">digitalizados </text:span><text:span text:style-name="T19">e assinados digitalmente</text:span><text:span text:style-name="T15">, multiplicou-se o quantitativo aproximado de páginas existentes em uma pasta funcional padrão (paradigma), pelo </text:span><text:span text:style-name="T20">número</text:span><text:span text:style-name="T15"> de servidores que se encontram </text:span><text:span text:style-name="T17">naquela</text:span><text:span text:style-name="T15"> determinada situação funcional</text:span><text:span text:style-name="T18"> </text:span><text:span text:style-name="Strong_20_Emphasis"><text:span text:style-name="T4">(efetivo, requisitado, inativo, etc), </text:span></text:span><text:span text:style-name="Strong_20_Emphasis"><text:span text:style-name="T7">acrescentando</text:span></text:span><text:span text:style-name="Strong_20_Emphasis"><text:span text:style-name="T5">-se ao resultado </text:span></text:span><text:span text:style-name="Strong_20_Emphasis"><text:span text:style-name="T6">obtido</text:span></text:span><text:span text:style-name="Strong_20_Emphasis"><text:span text:style-name="T5"> uma margem de garantia de 20%.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10">O quantitativo obtido encontra-se </text:span></text:span><text:span text:style-name="Strong_20_Emphasis"><text:span text:style-name="T9">reproduzido na tabela a seguir:</text:span></text:span></text:p>
      <text:p text:style-name="P6"><text:span text:style-name="Strong_20_Emphasis"><text:span text:style-name="T8"/></text:span></text:p>
      <text:p text:style-name="P5"><text:span text:style-name="Strong_20_Emphasis"><text:span text:style-name="T4"/></text:span></text:p>
      <text:p text:style-name="P8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Situação </text:p>
            <text:p text:style-name="P17">Funcional</text:p>
          </table:table-cell>
          <table:table-cell table:style-name="Tabela1.A1" office:value-type="string">
            <text:p text:style-name="P16">Quantidade</text:p>
            <text:p text:style-name="P16">Servidores</text:p>
          </table:table-cell>
          <table:table-cell table:style-name="Tabela1.A1" office:value-type="string">
            <text:p text:style-name="P16">Quantidade</text:p>
            <text:p text:style-name="P16">Páginas</text:p>
          </table:table-cell>
          <table:table-cell table:style-name="Tabela1.D1" office:value-type="string">
            <text:p text:style-name="P16">Total</text:p>
          </table:table-cell>
        </table:table-row>
        <table:table-row>
          <table:table-cell table:style-name="Tabela1.A2" office:value-type="string">
            <text:p text:style-name="P14">Efetivos e efetivos redistribuídos</text:p>
          </table:table-cell>
          <table:table-cell table:style-name="Tabela1.A2" office:value-type="string">
            <text:p text:style-name="P10">181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81.000</text:p>
          </table:table-cell>
        </table:table-row>
        <table:table-row>
          <table:table-cell table:style-name="Tabela1.A2" office:value-type="string">
            <text:p text:style-name="P14">Sem vínculo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5.000</text:p>
          </table:table-cell>
        </table:table-row>
        <table:table-row>
          <table:table-cell table:style-name="Tabela1.A2" office:value-type="string">
            <text:p text:style-name="P14">Requisitados</text:p>
          </table:table-cell>
          <table:table-cell table:style-name="Tabela1.A2" office:value-type="string">
            <text:p text:style-name="P10">101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50.500</text:p>
          </table:table-cell>
        </table:table-row>
        <table:table-row>
          <table:table-cell table:style-name="Tabela1.A2" office:value-type="string">
            <text:p text:style-name="P14">Cedidos</text:p>
          </table:table-cell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8.000</text:p>
          </table:table-cell>
        </table:table-row>
        <table:table-row>
          <table:table-cell table:style-name="Tabela1.A2" office:value-type="string">
            <text:p text:style-name="P15">Exercício provisório (requisitados)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5.000</text:p>
          </table:table-cell>
        </table:table-row>
        <table:table-row>
          <table:table-cell table:style-name="Tabela1.A2" office:value-type="string">
            <text:p text:style-name="P11"><text:span text:style-name="T21">Removidos para o</text:span> TRE/SE</text:p>
          </table:table-cell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9.000</text:p>
          </table:table-cell>
        </table:table-row>
        <table:table-row>
          <table:table-cell table:style-name="Tabela1.A2" office:value-type="string">
            <text:p text:style-name="P19">Efetivos cedidos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.000</text:p>
          </table:table-cell>
        </table:table-row>
        <table:table-row>
          <table:table-cell table:style-name="Tabela1.A2" office:value-type="string">
            <text:p text:style-name="P19">Exercício provisório (cedidos)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.000</text:p>
          </table:table-cell>
        </table:table-row>
        <table:table-row>
          <table:table-cell table:style-name="Tabela1.A2" office:value-type="string">
            <text:p text:style-name="P19">Efetivos removidos para outros TRE´s</text:p>
          </table:table-cell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9.000</text:p>
          </table:table-cell>
        </table:table-row>
        <table:table-row>
          <table:table-cell table:style-name="Tabela1.A2" office:value-type="string">
            <text:p text:style-name="P18">Pensionistas</text:p>
          </table:table-cell>
          <table:table-cell table:style-name="Tabela1.A2" office:value-type="string">
            <text:p text:style-name="P10">20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20.000</text:p>
          </table:table-cell>
        </table:table-row>
        <table:table-row>
          <table:table-cell table:style-name="Tabela1.A2" office:value-type="string">
            <text:p text:style-name="P18">Inativos</text:p>
          </table:table-cell>
          <table:table-cell table:style-name="Tabela1.A2" office:value-type="string">
            <text:p text:style-name="P10">3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5.000</text:p>
          </table:table-cell>
        </table:table-row>
        <table:table-row>
          <table:table-cell table:style-name="Tabela1.A2" office:value-type="string">
            <text:p text:style-name="P20">Pastas Zonas</text:p>
          </table:table-cell>
          <table:table-cell table:style-name="Tabela1.A2" office:value-type="string">
            <text:p text:style-name="P10">36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18.000</text:p>
          </table:table-cell>
        </table:table-row>
        <table:table-row>
          <table:table-cell table:style-name="Tabela1.A2" office:value-type="string">
            <text:p text:style-name="P20">Pastas Membros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2.500</text:p>
          </table:table-cell>
        </table:table-row>
        <table:table-row>
          <table:table-cell table:style-name="Tabela1.A2" table:number-columns-spanned="3" office:value-type="string">
            <text:p text:style-name="P11">TOTAL <text:span text:style-name="T13">ESTIMADO</text:span></text:p>
          </table:table-cell>
          <table:covered-table-cell/>
          <table:covered-table-cell/>
          <table:table-cell table:style-name="Tabela1.D2" office:value-type="string">
            <text:p text:style-name="P10">379.000</text:p>
          </table:table-cell>
        </table:table-row>
        <table:table-row>
          <table:table-cell table:style-name="Tabela1.A2" table:number-columns-spanned="3" office:value-type="string">
            <text:p text:style-name="P12">TOTAL ESTIMADO + 20 %</text:p>
          </table:table-cell>
          <table:covered-table-cell/>
          <table:covered-table-cell/>
          <table:table-cell table:style-name="Tabela1.D2" office:value-type="string">
            <text:p text:style-name="P13">454.800</text:p>
          </table:table-cell>
        </table:table-row>
      </table:table>
      <text:p text:style-name="P3"/>
      <text:p text:style-name="P4"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da98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ESTIMATIVA DO VOLUME DE DOCUMENTOS <text:span text:style-name="MT2">A SEREM</text:span> DIGITALIZA<text:span text:style-name="MT2">DOS</text:span>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20-01-09T08:50:40.899000000</dc:date>
    <meta:editing-duration>PT22H43M25S</meta:editing-duration>
    <meta:editing-cycles>223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68" meta:word-count="161" meta:character-count="1058" meta:non-whitespace-character-count="964"/>
  </office:meta>
</office:document-meta>
</file>